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1ac" officeooo:paragraph-rsid="000420e4"/>
    </style:style>
    <style:style style:name="P2" style:family="paragraph" style:parent-style-name="Standard">
      <style:paragraph-properties fo:text-align="justify" style:justify-single-word="false"/>
      <style:text-properties officeooo:rsid="0002f1ac" officeooo:paragraph-rsid="0002f1ac"/>
    </style:style>
    <style:style style:name="P3" style:family="paragraph" style:parent-style-name="Standard">
      <style:paragraph-properties fo:text-align="justify" style:justify-single-word="false"/>
      <style:text-properties officeooo:rsid="0002f1ac" officeooo:paragraph-rsid="000420e4"/>
    </style:style>
    <style:style style:name="P4" style:family="paragraph" style:parent-style-name="Standard">
      <style:text-properties officeooo:rsid="000420e4" officeooo:paragraph-rsid="000420e4"/>
    </style:style>
    <style:style style:name="P5" style:family="paragraph" style:parent-style-name="Standard">
      <style:text-properties officeooo:rsid="0005785e" officeooo:paragraph-rsid="0005785e"/>
    </style:style>
    <style:style style:name="P6" style:family="paragraph" style:parent-style-name="Standard">
      <style:text-properties officeooo:rsid="00058957" officeooo:paragraph-rsid="00058957"/>
    </style:style>
    <style:style style:name="P7" style:family="paragraph" style:parent-style-name="Standard">
      <style:text-properties fo:font-size="14pt" officeooo:paragraph-rsid="000420e4"/>
    </style:style>
    <style:style style:name="P8" style:family="paragraph" style:parent-style-name="Standard">
      <style:paragraph-properties fo:text-align="justify" style:justify-single-word="false"/>
      <style:text-properties fo:font-size="14pt" officeooo:rsid="0002f1ac" officeooo:paragraph-rsid="0002f1ac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08a219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8a219" officeooo:paragraph-rsid="0008a219"/>
    </style:style>
    <style:style style:name="P11" style:family="paragraph" style:parent-style-name="Standard" style:list-style-name="L1">
      <style:text-properties officeooo:rsid="000420e4" officeooo:paragraph-rsid="000420e4"/>
    </style:style>
    <style:style style:name="P12" style:family="paragraph" style:parent-style-name="Standard" style:list-style-name="L1">
      <style:text-properties officeooo:rsid="0005785e" officeooo:paragraph-rsid="0005785e"/>
    </style:style>
    <style:style style:name="P13" style:family="paragraph" style:parent-style-name="Standard" style:list-style-name="L1">
      <style:text-properties officeooo:rsid="00058957" officeooo:paragraph-rsid="00058957"/>
    </style:style>
    <style:style style:name="P14" style:family="paragraph" style:parent-style-name="Standard" style:list-style-name="L2">
      <style:text-properties officeooo:rsid="00058957" officeooo:paragraph-rsid="00058957"/>
    </style:style>
    <style:style style:name="P15" style:family="paragraph" style:parent-style-name="Standard">
      <style:text-properties fo:font-style="normal" officeooo:rsid="00058957" officeooo:paragraph-rsid="00058957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058957" officeooo:paragraph-rsid="00058957" style:font-style-asian="normal" style:font-style-complex="normal"/>
    </style:style>
    <style:style style:name="P17" style:family="paragraph" style:parent-style-name="Standard">
      <style:text-properties fo:font-style="normal" officeooo:rsid="0006f338" officeooo:paragraph-rsid="00058957" style:font-style-asian="normal" style:font-style-complex="normal"/>
    </style:style>
    <style:style style:name="P18" style:family="paragraph" style:parent-style-name="Standard">
      <style:text-properties fo:font-style="normal" officeooo:rsid="0006f338" officeooo:paragraph-rsid="0006f338" style:font-style-asian="normal" style:font-style-complex="normal"/>
    </style:style>
    <style:style style:name="P19" style:family="paragraph" style:parent-style-name="Standard" style:list-style-name="L2">
      <style:text-properties fo:font-style="normal" officeooo:rsid="0006f338" officeooo:paragraph-rsid="0006f338" style:font-style-asian="normal" style:font-style-complex="normal"/>
    </style:style>
    <style:style style:name="P20" style:family="paragraph" style:parent-style-name="Standard">
      <style:text-properties fo:font-style="normal" officeooo:rsid="000769d1" officeooo:paragraph-rsid="0006f338" style:font-style-asian="normal" style:font-style-complex="normal"/>
    </style:style>
    <style:style style:name="P21" style:family="paragraph" style:parent-style-name="Standard" style:list-style-name="L2">
      <style:text-properties fo:font-style="normal" officeooo:rsid="000769d1" officeooo:paragraph-rsid="000769d1" style:font-style-asian="normal" style:font-style-complex="normal"/>
    </style:style>
    <style:style style:name="P22" style:family="paragraph" style:parent-style-name="Standard">
      <style:text-properties fo:font-style="normal" officeooo:rsid="000769d1" officeooo:paragraph-rsid="000769d1" style:font-style-asian="normal" style:font-style-complex="normal"/>
    </style:style>
    <style:style style:name="P23" style:family="paragraph" style:parent-style-name="Standard">
      <style:text-properties fo:font-style="normal" officeooo:rsid="00077d0c" officeooo:paragraph-rsid="00077d0c" style:font-style-asian="normal" style:font-style-complex="normal"/>
    </style:style>
    <style:style style:name="P24" style:family="paragraph" style:parent-style-name="Standard">
      <style:text-properties fo:font-style="normal" officeooo:rsid="0008a219" officeooo:paragraph-rsid="00077d0c" style:font-style-asian="normal" style:font-style-complex="normal"/>
    </style:style>
    <style:style style:name="P25" style:family="paragraph" style:parent-style-name="Standard">
      <style:text-properties fo:font-style="normal" officeooo:rsid="0008a219" officeooo:paragraph-rsid="0008a219" style:font-style-asian="normal" style:font-style-complex="normal"/>
    </style:style>
    <style:style style:name="P26" style:family="paragraph" style:parent-style-name="Standard" style:list-style-name="L3">
      <style:text-properties fo:font-style="normal" officeooo:rsid="0008a219" officeooo:paragraph-rsid="0008a219" style:font-style-asian="normal" style:font-style-complex="normal"/>
    </style:style>
    <style:style style:name="P27" style:family="paragraph" style:parent-style-name="Standard">
      <style:text-properties fo:font-style="normal" officeooo:rsid="000b5541" officeooo:paragraph-rsid="000b5541" style:font-style-asian="normal" style:font-style-complex="normal"/>
    </style:style>
    <style:style style:name="P28" style:family="paragraph" style:parent-style-name="Standard" style:list-style-name="L4">
      <style:text-properties fo:font-style="normal" officeooo:rsid="000b5541" officeooo:paragraph-rsid="000b5541" style:font-style-asian="normal" style:font-style-complex="normal"/>
    </style:style>
    <style:style style:name="P29" style:family="paragraph" style:parent-style-name="Standard" style:list-style-name="L4">
      <style:text-properties fo:font-style="normal" officeooo:rsid="000c5120" officeooo:paragraph-rsid="000c5120" style:font-style-asian="normal" style:font-style-complex="normal"/>
    </style:style>
    <style:style style:name="P30" style:family="paragraph" style:parent-style-name="Standard">
      <style:text-properties fo:font-size="14pt" fo:font-style="normal" officeooo:rsid="00058957" officeooo:paragraph-rsid="00058957" style:font-style-asian="normal" style:font-style-complex="normal"/>
    </style:style>
    <style:style style:name="P31" style:family="paragraph" style:parent-style-name="Standard">
      <style:text-properties fo:font-size="14pt" fo:font-style="normal" officeooo:rsid="000769d1" officeooo:paragraph-rsid="000769d1" style:font-style-asian="normal" style:font-style-complex="normal"/>
    </style:style>
    <style:style style:name="P32" style:family="paragraph" style:parent-style-name="Standard">
      <style:text-properties fo:font-size="14pt" fo:font-style="normal" officeooo:rsid="00077d0c" officeooo:paragraph-rsid="00077d0c" style:font-style-asian="normal" style:font-style-complex="normal"/>
    </style:style>
    <style:style style:name="P33" style:family="paragraph" style:parent-style-name="Standard" style:list-style-name="L2">
      <style:text-properties officeooo:rsid="0006f338" officeooo:paragraph-rsid="0006f338"/>
    </style:style>
    <style:style style:name="P34" style:family="paragraph" style:parent-style-name="Standard" style:list-style-name="L3">
      <style:text-properties officeooo:paragraph-rsid="00077d0c"/>
    </style:style>
    <style:style style:name="P35" style:family="paragraph" style:parent-style-name="Standard" style:list-style-name="L3">
      <style:text-properties officeooo:paragraph-rsid="0008a219"/>
    </style:style>
    <style:style style:name="T1" style:family="text">
      <style:text-properties officeooo:rsid="000420e4"/>
    </style:style>
    <style:style style:name="T2" style:family="text">
      <style:text-properties officeooo:rsid="000578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a21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6f338" style:font-style-asian="normal" style:font-style-complex="normal"/>
    </style:style>
    <style:style style:name="T7" style:family="text">
      <style:text-properties fo:font-style="normal" officeooo:rsid="000769d1" style:font-style-asian="normal" style:font-style-complex="normal"/>
    </style:style>
    <style:style style:name="T8" style:family="text">
      <style:text-properties fo:font-style="normal" officeooo:rsid="0008a219" style:font-style-asian="normal" style:font-style-complex="normal"/>
    </style:style>
    <style:style style:name="T9" style:family="text">
      <style:text-properties fo:font-style="normal" officeooo:rsid="00077d0c" style:font-style-asian="normal" style:font-style-complex="normal"/>
    </style:style>
    <style:style style:name="T10" style:family="text">
      <style:text-properties officeooo:rsid="0008a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COM 2020/2021</text:p>
      <text:p text:style-name="P8">Especificação de projeto – HumanoId</text:p>
      <text:p text:style-name="P8">Turma 8 Grupo 02</text:p>
      <text:p text:style-name="P9"><text:span text:style-name="T10">Catarina Pires &lt;</text:span><text:a xlink:type="simple" xlink:href="mailto:up201907925@fe.up.pt" text:style-name="Internet_20_link" text:visited-style-name="Visited_20_Internet_20_Link">up201907925</text:a><text:a xlink:type="simple" xlink:href="mailto:up201907925@fe.up.pt" text:style-name="Internet_20_link" text:visited-style-name="Visited_20_Internet_20_Link"><text:span text:style-name="T10">@fe.up.pt</text:span></text:a><text:span text:style-name="T10">&gt;</text:span></text:p>
      <text:p text:style-name="P10">José Costa &lt;<text:a xlink:type="simple" xlink:href="mailto:up201907216@fe.up.pt" text:style-name="Internet_20_link" text:visited-style-name="Visited_20_Internet_20_Link">up201907216@fe.up.pt</text:a>&gt;</text:p>
      <text:p text:style-name="P2"/>
      <text:p text:style-name="P2"/>
      <text:p text:style-name="P2"/>
      <text:p text:style-name="P3"><text:tab/><text:span text:style-name="T1">O HumanoId será um conjunto de 3 puzzles (esperando-se que estes variem em cada exexução do programa, de entre um grupo maior) que tentaram provar, com recurso à métrica dos tempos de reação e </text:span><text:span text:style-name="T2">de </text:span><text:span text:style-name="T1">resoluçã</text:span><text:span text:style-name="T2">o</text:span><text:span text:style-name="T1"> de puzzles, que o seu utilizador é de facto um humano. Dada a incapacidade de ver o nosso programa testado por robôs, o programa será apenas uma demonstração tecnológica de alguns puzzles e da interação direta com os dispositivos, recorrendo às suas interfaces programáveis, realçando-se, ou procurando realçar-se, a importância da execução de tarefas sensíveis que garantem a utilização correta dos programas, ao vedar o acesso a robôs previamente programados, </text:span><text:span text:style-name="T2">e a sua necessidade de estar correr em proximidade com o hardware.</text:span></text:p>
      <text:p text:style-name="P1"/>
      <text:p text:style-name="P1"/>
      <text:p text:style-name="P7"><text:span text:style-name="T2">Dispositivos</text:span><text:span text:style-name="T1"> a </text:span><text:span text:style-name="T2">utilizar</text:span><text:span text:style-name="T1">:</text:span></text:p>
      <text:p text:style-name="P4"/>
      <text:list xml:id="list415054220" text:style-name="L1">
        <text:list-item>
          <text:p text:style-name="P11">Placa gráfica – Será usada para menus e para apresentar os diversos <text:span text:style-name="T2">elementos de cada puzzle e desafio;</text:span></text:p>
        </text:list-item>
      </text:list>
      <text:p text:style-name="P4"/>
      <text:list xml:id="list173914633681225" text:continue-numbering="true" text:style-name="L1">
        <text:list-item>
          <text:p text:style-name="P12"><text:span text:style-name="T3">Timer</text:span> – Utilizado para a medição de tempos de resposta e resolução de puzzles (podendo numa primeira fase ser usado como <text:span text:style-name="T3">seed</text:span> para as escolhas aleatórias, sendo substituído pelo RTC)</text:p>
        </text:list-item>
      </text:list>
      <text:p text:style-name="P4"/>
      <text:list xml:id="list173913601732670" text:continue-numbering="true" text:style-name="L1">
        <text:list-item>
          <text:p text:style-name="P12">Teclado – Verá a sua utilidade na interação com menus (sendo a principal forma de controlo numa primeira fase), em conjunto com o rato (numa segunda fase), e na resolução de alguns desafios;</text:p>
        </text:list-item>
      </text:list>
      <text:p text:style-name="P5"/>
      <text:list xml:id="list173913710796283" text:continue-numbering="true" text:style-name="L1">
        <text:list-item>
          <text:p text:style-name="P13">Rato – Utilizado como principal meio de interação com menus, numa segunda fase, e essencial para a resolução de alguns desafios baseados no reconhecimento de formas, e nos diferentes cliques;</text:p>
        </text:list-item>
      </text:list>
      <text:p text:style-name="P6"/>
      <text:list xml:id="list173915061449014" text:continue-numbering="true" text:style-name="L1">
        <text:list-item>
          <text:p text:style-name="P13">RTC – Possivelmente será implementado em detrimento do Timer na geração de <text:span text:style-name="T3">seeds</text:span><text:span text:style-name="T5"> e para a representação do tempo atual, bem como uma segunda verificação dos tempos necessários;</text:span></text:p>
        </text:list-item>
      </text:list>
      <text:p text:style-name="P15"/>
      <text:list xml:id="list173913544963399" text:continue-numbering="true" text:style-name="L1">
        <text:list-item>
          <text:p text:style-name="P16">Porta de série – Possivelmente implementada como uma demonstração de uma verificação dupla, em que são necessários 2 utilizadores em máquinas distintas para garantir uma aprovação no teste.</text:p>
        </text:list-item>
      </text:list>
      <text:p text:style-name="P15"/>
      <text:p text:style-name="P15"/>
      <text:p text:style-name="P30">Módulos a implementar:</text:p>
      <text:p text:style-name="P15"/>
      <text:list xml:id="list200864105" text:style-name="L2">
        <text:list-item>
          <text:p text:style-name="P14"><text:span text:style-name="T5">Módulo de gráficos – </text:span><text:span text:style-name="T6">Servirá como uma base para o desenho das mais variadas figuras no ecrã, desde menus a sprites animados;</text:span></text:p>
        </text:list-item>
      </text:list>
      <text:p text:style-name="P17"/>
      <text:list xml:id="list173914425214062" text:continue-numbering="true" text:style-name="L2">
        <text:list-item>
          <text:p text:style-name="P33"><text:soft-page-break/><text:span text:style-name="T5">Módulo do </text:span><text:span text:style-name="T3">timer</text:span><text:span text:style-name="T5"> – Terá um conjunto de funções capazes de obter o tempo atual e contar o tempo desde um momento especificado;</text:span></text:p>
        </text:list-item>
      </text:list>
      <text:p text:style-name="P18"/>
      <text:list xml:id="list173915085557224" text:continue-numbering="true" text:style-name="L2">
        <text:list-item>
          <text:p text:style-name="P19">Módulo do teclado – Capaz de receber make / breakcodes e assimilá-los às respetivas teclas, pelo menos parcialmente;</text:p>
        </text:list-item>
      </text:list>
      <text:p text:style-name="P18"/>
      <text:list xml:id="list173914963172968" text:continue-numbering="true" text:style-name="L2">
        <text:list-item>
          <text:p text:style-name="P19">Modúlo de rato – Capaz de interpretar a posição atual do rato e assimilar cliques em ambos os botões ;</text:p>
        </text:list-item>
      </text:list>
      <text:p text:style-name="P18"/>
      <text:list xml:id="list173914174583982" text:continue-numbering="true" text:style-name="L2">
        <text:list-item>
          <text:p text:style-name="P33"><text:span text:style-name="T5">Módulo de RTC – </text:span><text:span text:style-name="T7">Efetuará a comunicação entre o sistema e o RTC;</text:span></text:p>
        </text:list-item>
      </text:list>
      <text:p text:style-name="P20"/>
      <text:list xml:id="list173913091499781" text:continue-numbering="true" text:style-name="L2">
        <text:list-item>
          <text:p text:style-name="P21">Módulo de porta de série – Comunicação entre computadores (Máquinas Virtuais, MV’s).</text:p>
        </text:list-item>
      </text:list>
      <text:p text:style-name="P22"/>
      <text:list xml:id="list173914247598454" text:continue-numbering="true" text:style-name="L2">
        <text:list-item>
          <text:p text:style-name="P21">Módulos de jogos – Cada jogo será implementado num módulo individual.</text:p>
        </text:list-item>
      </text:list>
      <text:p text:style-name="P31"/>
      <text:p text:style-name="P22"/>
      <text:p text:style-name="P27">Módulos de Jogos:</text:p>
      <text:p text:style-name="P27"/>
      <text:list xml:id="list1727870648" text:style-name="L4">
        <text:list-item>
          <text:p text:style-name="P28">Desafio de teclas – O utilizador deve com uma mão tentar pressionar diferentes combinações de teclas;</text:p>
        </text:list-item>
      </text:list>
      <text:p text:style-name="P27"/>
      <text:list xml:id="list173913295095442" text:continue-numbering="true" text:style-name="L4">
        <text:list-item>
          <text:p text:style-name="P28">Jogo de reação – O utilizador deve mover o seu sprite com recurso às teclas, de forma a evitar obstáculos que constantemente caem em direção ao utilizador;</text:p>
        </text:list-item>
      </text:list>
      <text:p text:style-name="P27"/>
      <text:list xml:id="list173915092711530" text:continue-numbering="true" text:style-name="L4">
        <text:list-item>
          <text:p text:style-name="P29">Passagem do tempo – O utilizador deve mentalmente esperar um intervalo de tempo indicado pelo computador e carregar num botão aquando pensar ter passado esse intervalo;</text:p>
          <text:p text:style-name="P29"/>
        </text:list-item>
        <text:list-item>
          <text:p text:style-name="P28">Jogo de desenho – Neste teste o utilizador deve recorrer ao rato para desenhar a figura que lhe é apresentada no ecrã;</text:p>
        </text:list-item>
      </text:list>
      <text:p text:style-name="P27"/>
      <text:list xml:id="list173913731375586" text:continue-numbering="true" text:style-name="L4">
        <text:list-item>
          <text:p text:style-name="P28">Jogo de memória – Mini-jogo em que diferentes sequências de quadrados se iluminam, em número crescente (1º um quadrado, 2º dois quadrados, até a um máximo de 5 quadrados), e velocidades variáveis; </text:p>
        </text:list-item>
      </text:list>
      <text:p text:style-name="P27"/>
      <text:list xml:id="list173914498917835" text:continue-numbering="true" text:style-name="L4">
        <text:list-item>
          <text:p text:style-name="P28">Jogo de lógica - Jogo em que para tornar todo o ecrâ na mesma cor sólida o utilizador deve arrastar um sprite, com recurso ao rato, para o topo de uma parte escurecida do ecrã, emulando um botão</text:p>
        </text:list-item>
      </text:list>
      <text:p text:style-name="P27"/>
      <text:p text:style-name="P27"/>
      <text:p text:style-name="P32">Timeframes:</text:p>
      <text:p text:style-name="P23"/>
      <text:list xml:id="list2514425435" text:style-name="L3">
        <text:list-item>
          <text:p text:style-name="P34"><text:span text:style-name="T9">Primeira Semana: </text:span><text:span text:style-name="T8">Módulo gráficos</text:span></text:p>
        </text:list-item>
      </text:list>
      <text:p text:style-name="P24"/>
      <text:list xml:id="list173914880797430" text:continue-numbering="true" text:style-name="L3">
        <text:list-item>
          <text:p text:style-name="P35"><text:span text:style-name="T8">Segunda Semana: Módulo </text:span><text:span text:style-name="T4">timer</text:span><text:span text:style-name="T8"> e módulo teclado</text:span></text:p>
        </text:list-item>
      </text:list>
      <text:p text:style-name="P25"/>
      <text:list xml:id="list173913142892903" text:continue-numbering="true" text:style-name="L3">
        <text:list-item>
          <text:p text:style-name="P26">Terceira Semana: Módulo de Jog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10:32:12.713031449</meta:creation-date>
    <dc:date>2020-11-24T17:39:12.897189672</dc:date>
    <meta:editing-duration>PT3M29S</meta:editing-duration>
    <meta:editing-cycles>2</meta:editing-cycles>
    <meta:generator>LibreOffice/7.0.3.1$Linux_X86_64 LibreOffice_project/00$Build-1</meta:generator>
    <meta:print-date>2020-11-24T17:39:08.284258269</meta:print-date>
    <meta:document-statistic meta:table-count="0" meta:image-count="0" meta:object-count="0" meta:page-count="2" meta:paragraph-count="33" meta:word-count="612" meta:character-count="3721" meta:non-whitespace-character-count="3143"/>
  </office:meta>
</office:document-meta>
</file>